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solid" draw:fill-color="#ffffff" fo:min-height="0.5cm"/>
    </style:style>
    <style:style style:name="gr4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fill="solid" draw:fill-color="#ffffff" draw:textarea-horizontal-align="center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  <style:text-properties fo:font-family="'Palatino Linotype'" style:font-family-generic="roman" style:font-pitch="variable" fo:font-size="18pt" style:font-size-asian="18pt" style:font-size-complex="18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8pt" style:font-size-asian="18pt" style:font-size-complex="1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'Palatino Linotype'" style:font-family-generic="roman" style:font-pitch="variable" fo:font-size="18pt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fo:font-family="'Palatino Linotype'" style:font-family-generic="roman" style:font-pitch="variable"/>
    </style:style>
    <style:style style:name="P7" style:family="paragraph">
      <style:paragraph-properties fo:text-align="center"/>
      <style:text-properties fo:font-family="'Palatino Linotype'" style:font-family-generic="roman" style:font-pitch="variabl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3pt" style:font-size-asian="18pt" style:font-size-complex="18pt"/>
    </style:style>
    <style:style style:name="P10" style:family="paragraph">
      <style:paragraph-properties fo:text-align="center"/>
      <style:text-properties fo:font-family="'Palatino Linotype'" style:font-style-name="Standard" style:font-family-generic="roman" style:font-pitch="variable" fo:font-size="13pt" style:font-size-asian="18pt" style:font-size-complex="18pt"/>
    </style:style>
    <style:style style:name="T1" style:family="text">
      <style:text-properties fo:font-family="'Palatino Linotype'" style:font-family-generic="roman" style:font-pitch="variable" fo:font-size="18pt" style:font-size-asian="18pt" style:font-size-complex="18pt"/>
    </style:style>
    <style:style style:name="T2" style:family="text">
      <style:text-properties fo:font-family="'Palatino Linotype'" style:font-family-generic="roman" style:font-pitch="variable"/>
    </style:style>
    <style:style style:name="T3" style:family="text">
      <style:text-properties fo:font-family="'Palatino Linotype'" style:font-style-name="Standard" style:font-family-generic="roman" style:font-pitch="variable" fo:font-size="13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24cm" svg:height="7.5cm" svg:x="0cm" svg:y="10.5cm">
          <text:p text:style-name="P4"/>
        </draw:rect>
        <draw:rect draw:style-name="gr2" draw:text-style-name="P3" draw:id="id12" draw:layer="layout" svg:width="4.5cm" svg:height="3cm" svg:x="15.5cm" svg:y="13cm">
          <text:p text:style-name="P2"><text:span text:style-name="T1">Registrar</text:span></text:p>
        </draw:rect>
        <draw:rect draw:style-name="gr2" draw:text-style-name="P3" draw:id="id11" draw:layer="layout" svg:width="13cm" svg:height="3cm" svg:x="0.5cm" svg:y="13cm">
          <text:p text:style-name="P2"><text:span text:style-name="T1">Proxy</text:span></text:p>
        </draw:rect>
        <draw:rect draw:style-name="gr2" draw:text-style-name="P3" draw:id="id2" draw:layer="layout" svg:width="5.5cm" svg:height="1cm" svg:x="0.5cm" svg:y="11.5cm">
          <text:p text:style-name="P2"><text:span text:style-name="T1">Präsenzdienst</text:span></text:p>
        </draw:rect>
        <draw:rect draw:style-name="gr2" draw:text-style-name="P3" draw:id="id10" draw:layer="layout" svg:width="5.5cm" svg:height="1cm" svg:x="14.5cm" svg:y="11.5cm">
          <text:p text:style-name="P2"><text:span text:style-name="T1">Lokationsdienst</text:span></text:p>
        </draw:rect>
        <draw:rect draw:style-name="gr2" draw:text-style-name="P3" draw:id="id6" draw:layer="layout" svg:width="7.5cm" svg:height="1cm" svg:x="6.5cm" svg:y="11.5cm">
          <text:p text:style-name="P2"><text:span text:style-name="T1">Instant-Messaging-Dienst</text:span></text:p>
        </draw:rect>
        <draw:rect draw:style-name="gr2" draw:text-style-name="P3" draw:id="id3" draw:layer="layout" svg:width="5.5cm" svg:height="1cm" svg:x="0.5cm" svg:y="16.5cm">
          <text:p text:style-name="P2"><text:span text:style-name="T1">Präsenzdienst</text:span></text:p>
        </draw:rect>
        <draw:rect draw:style-name="gr2" draw:text-style-name="P3" draw:layer="layout" svg:width="5.5cm" svg:height="1cm" svg:x="14.5cm" svg:y="16.5cm">
          <text:p text:style-name="P2"><text:span text:style-name="T1">Lokationsdienst</text:span></text:p>
        </draw:rect>
        <draw:rect draw:style-name="gr2" draw:text-style-name="P3" draw:id="id7" draw:layer="layout" svg:width="7.5cm" svg:height="1cm" svg:x="6.5cm" svg:y="16.5cm">
          <text:p text:style-name="P2"><text:span text:style-name="T1">Instant-Messaging-Dienst</text:span></text:p>
        </draw:rect>
        <draw:frame draw:style-name="gr3" draw:text-style-name="P5" draw:layer="layout" svg:width="1.5cm" svg:height="1.102cm" svg:x="0.5cm" svg:y="10cm">
          <draw:text-box>
            <text:p text:style-name="P4"><text:span text:style-name="T1">SIP</text:span></text:p>
          </draw:text-box>
        </draw:frame>
        <draw:rect draw:style-name="gr2" draw:text-style-name="P6" draw:id="id4" draw:layer="layout" svg:width="3.5cm" svg:height="1.5cm" svg:x="1.5cm" svg:y="21.5cm">
          <text:p text:style-name="P2"><text:span text:style-name="T2">Client</text:span></text:p>
        </draw:rect>
        <draw:connector draw:style-name="gr4" draw:text-style-name="P6" draw:layer="layout" svg:x1="3.25cm" svg:y1="8cm" svg:x2="3.25cm" svg:y2="11.5cm" draw:start-shape="id1" draw:end-shape="id2" draw:end-glue-point="0">
          <text:p text:style-name="P2"><text:span text:style-name="T2">Publish</text:span></text:p>
        </draw:connector>
        <draw:rect draw:style-name="gr2" draw:text-style-name="P6" draw:id="id1" draw:layer="layout" svg:width="3.5cm" svg:height="1.5cm" svg:x="1.5cm" svg:y="6.5cm">
          <text:p text:style-name="P2"><text:span text:style-name="T2">Client</text:span></text:p>
        </draw:rect>
        <draw:connector draw:style-name="gr4" draw:text-style-name="P6" draw:layer="layout" draw:type="line" svg:x1="3.25cm" svg:y1="17.5cm" svg:x2="3.25cm" svg:y2="21.5cm" draw:start-shape="id3" draw:end-shape="id4">
          <text:p text:style-name="P2"><text:span text:style-name="T2">Notify</text:span></text:p>
        </draw:connector>
        <draw:rect draw:style-name="gr2" draw:text-style-name="P6" draw:id="id8" draw:layer="layout" svg:width="3.5cm" svg:height="1.5cm" svg:x="8.5cm" svg:y="21.5cm">
          <text:p text:style-name="P2"><text:span text:style-name="T2">Client</text:span></text:p>
        </draw:rect>
        <draw:connector draw:style-name="gr4" draw:text-style-name="P6" draw:layer="layout" draw:type="line" svg:x1="10.25cm" svg:y1="8cm" svg:x2="10.25cm" svg:y2="11.5cm" draw:start-shape="id5" draw:end-shape="id6">
          <text:p text:style-name="P2"><text:span text:style-name="T2">MESSAGE</text:span></text:p>
        </draw:connector>
        <draw:rect draw:style-name="gr2" draw:text-style-name="P6" draw:id="id5" draw:layer="layout" svg:width="3.5cm" svg:height="1.5cm" svg:x="8.5cm" svg:y="6.5cm">
          <text:p text:style-name="P2"><text:span text:style-name="T2">Client</text:span></text:p>
        </draw:rect>
        <draw:connector draw:style-name="gr4" draw:text-style-name="P6" draw:layer="layout" draw:type="line" svg:x1="10.25cm" svg:y1="17.5cm" svg:x2="10.25cm" svg:y2="21.5cm" draw:start-shape="id7" draw:start-glue-point="2" draw:end-shape="id8">
          <text:p text:style-name="P2"><text:span text:style-name="T2">MESSAGE</text:span></text:p>
        </draw:connector>
        <draw:rect draw:style-name="gr2" draw:text-style-name="P6" draw:id="id9" draw:layer="layout" svg:width="3.5cm" svg:height="1.5cm" svg:x="15.5cm" svg:y="6.5cm">
          <text:p text:style-name="P2"><text:span text:style-name="T2">Client</text:span></text:p>
        </draw:rect>
        <draw:connector draw:style-name="gr4" draw:text-style-name="P6" draw:layer="layout" draw:type="line" svg:x1="17.25cm" svg:y1="8cm" svg:x2="17.25cm" svg:y2="11.5cm" draw:start-shape="id9" draw:start-glue-point="2" draw:end-shape="id10" draw:end-glue-point="0">
          <text:p text:style-name="P2"><text:span text:style-name="T2">REGISTER</text:span></text:p>
        </draw:connector>
        <draw:connector draw:style-name="gr5" draw:text-style-name="P7" draw:layer="layout" svg:x1="13.5cm" svg:y1="14.5cm" svg:x2="15.5cm" svg:y2="14.5cm" draw:start-shape="id11" draw:start-glue-point="1" draw:end-shape="id12" draw:end-glue-point="3">
          <text:p text:style-name="P4"/>
        </draw:connector>
        <draw:connector draw:style-name="gr6" draw:text-style-name="P8" draw:layer="layout" draw:line-skew="2.5cm" svg:x1="19cm" svg:y1="22.25cm" svg:x2="19cm" svg:y2="7.25cm" draw:start-shape="id13" draw:start-glue-point="1">
          <text:p text:style-name="P2"><text:s text:c="11"/>VoIP <text:s text:c="2"/></text:p>
          <text:p text:style-name="P2"/>
        </draw:connector>
        <draw:rect draw:style-name="gr2" draw:text-style-name="P6" draw:id="id13" draw:layer="layout" svg:width="3.5cm" svg:height="1.5cm" svg:x="15.5cm" svg:y="21.5cm">
          <text:p text:style-name="P2"><text:span text:style-name="T2">Client</text:span></text:p>
        </draw:rect>
      </draw:page>
      <draw:page draw:name="page2" draw:style-name="dp1" draw:master-page-name="Standard">
        <office:forms form:automatic-focus="false" form:apply-design-mode="false"/>
        <draw:g>
          <draw:rect draw:style-name="gr7" draw:text-style-name="P9" draw:layer="layout" svg:width="3.629cm" svg:height="0.837cm" svg:x="1.871cm" svg:y="9.664cm">
            <text:p text:style-name="P2"><text:span text:style-name="T3">Spieleserver</text:span></text:p>
          </draw:rect>
          <draw:custom-shape draw:style-name="gr8" draw:text-style-name="P10" draw:layer="layout" svg:width="0.558cm" svg:height="0.558cm" svg:x="1.174cm" svg:y="9.803cm">
            <text:p text:style-name="P4"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rect draw:style-name="gr9" draw:text-style-name="P10" draw:layer="layout" svg:width="0.837cm" svg:height="0.837cm" svg:x="1.034cm" svg:y="9.664cm">
            <text:p text:style-name="P4"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Thomas Plotkowiak</meta:initial-creator>
    <meta:creation-date>2008-05-06T08:54:57</meta:creation-date>
    <dc:creator>plotti plotti</dc:creator>
    <dc:date>2008-06-03T14:05:15</dc:date>
    <meta:editing-cycles>4</meta:editing-cycles>
    <meta:editing-duration>PT45M2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